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margin-left="0.319cm" fo:margin-right="0cm" fo:text-indent="0cm" style:auto-text-indent="false"/>
    </style:style>
    <style:style style:name="P3" style:family="paragraph" style:parent-style-name="Standard">
      <style:paragraph-properties fo:margin-left="0.319cm" fo:margin-right="0cm" fo:text-indent="0cm" style:auto-text-indent="false"/>
      <style:text-properties style:font-name="Arial Narrow" fo:language="en" fo:country="GB" style:font-name-complex="Arial2"/>
    </style:style>
    <style:style style:name="P4" style:family="paragraph" style:parent-style-name="Standard">
      <style:paragraph-properties fo:margin-left="0.319cm" fo:margin-right="0cm" fo:text-indent="0cm" style:auto-text-indent="false"/>
      <style:text-properties style:font-name="Arial Narrow" fo:language="en" fo:country="GB" fo:font-weight="bold" style:font-weight-asian="bold" style:font-name-complex="Arial2"/>
    </style:style>
    <style:style style:name="P5" style:family="paragraph" style:parent-style-name="Standard">
      <style:paragraph-properties fo:margin-left="0.319cm" fo:margin-right="0cm" fo:text-indent="0cm" style:auto-text-indent="false"/>
      <style:text-properties style:font-name="Arial Narrow" style:font-name-complex="Arial2"/>
    </style:style>
    <style:style style:name="P6" style:family="paragraph" style:parent-style-name="Standard">
      <style:paragraph-properties fo:margin-left="0.319cm" fo:margin-right="0cm" fo:text-indent="0cm" style:auto-text-indent="false"/>
      <style:text-properties fo:color="#000000" loext:opacity="100%" style:font-name="Arial Narrow" fo:language="en" fo:country="GB" style:font-name-complex="Arial2"/>
    </style:style>
    <style:style style:name="P7" style:family="paragraph" style:parent-style-name="Standard">
      <style:paragraph-properties fo:margin-left="0.319cm" fo:margin-right="0cm" fo:text-indent="0cm" style:auto-text-indent="false">
        <style:tab-stops>
          <style:tab-stop style:position="9.412cm"/>
        </style:tab-stops>
      </style:paragraph-properties>
    </style:style>
    <style:style style:name="P8" style:family="paragraph" style:parent-style-name="Standard">
      <style:paragraph-properties fo:margin-left="0.319cm" fo:margin-right="0cm" fo:margin-top="0.212cm" fo:margin-bottom="0cm" style:contextual-spacing="false" fo:text-indent="0cm" style:auto-text-indent="false"/>
    </style:style>
    <style:style style:name="P9" style:family="paragraph" style:parent-style-name="Standard">
      <style:paragraph-properties fo:margin-left="0.319cm" fo:margin-right="0cm" fo:margin-top="0.212cm" fo:margin-bottom="0cm" style:contextual-spacing="false" fo:text-indent="0cm" style:auto-text-indent="false"/>
      <style:text-properties style:font-name="Arial Narrow" fo:font-size="16pt" fo:language="en" fo:country="GB" style:font-size-asian="16pt" style:font-name-complex="Arial2" style:font-size-complex="16pt"/>
    </style:style>
    <style:style style:name="P10"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font-name-complex="Arial2"/>
    </style:style>
    <style:style style:name="P11" style:family="paragraph" style:parent-style-name="Standard">
      <style:paragraph-properties fo:margin-left="0.319cm" fo:margin-right="0cm" fo:margin-top="0.212cm" fo:margin-bottom="0cm" style:contextual-spacing="false" fo:text-indent="0cm" style:auto-text-indent="false"/>
      <style:text-properties style:font-name="Arial Narrow" fo:font-size="14pt" style:font-size-asian="14pt" style:font-name-complex="Arial2" style:font-size-complex="14pt"/>
    </style:style>
    <style:style style:name="P12" style:family="paragraph" style:parent-style-name="Standard">
      <style:paragraph-properties fo:margin-left="0.319cm" fo:margin-right="0cm" fo:margin-top="0.212cm" fo:margin-bottom="0cm" style:contextual-spacing="false" fo:text-indent="0cm" style:auto-text-indent="false"/>
      <style:text-properties style:font-name="Arial Narrow" fo:font-size="14pt" fo:language="en" fo:country="GB" style:font-size-asian="14pt" style:font-name-complex="Arial2" style:font-size-complex="14pt"/>
    </style:style>
    <style:style style:name="P13" style:family="paragraph" style:parent-style-name="Standard" style:master-page-name="Standard">
      <style:paragraph-properties fo:margin-left="0.319cm" fo:margin-right="0cm" fo:text-indent="0cm" style:auto-text-indent="false" style:page-number="auto"/>
    </style:style>
    <style:style style:name="P14" style:family="paragraph" style:parent-style-name="Standard">
      <style:paragraph-properties fo:margin-left="0.318cm" fo:margin-right="0cm" fo:text-indent="0cm" style:auto-text-indent="false"/>
    </style:style>
    <style:style style:name="P15" style:family="paragraph" style:parent-style-name="Standard">
      <style:paragraph-properties fo:margin-left="0.318cm" fo:margin-right="0cm" fo:text-indent="0cm" style:auto-text-indent="false"/>
      <style:text-properties style:font-name="Arial Narrow" fo:font-size="14pt" fo:language="en" fo:country="GB" style:font-size-asian="14pt" style:font-name-complex="Arial2" style:font-size-complex="14pt"/>
    </style:style>
    <style:style style:name="P16" style:family="paragraph" style:parent-style-name="Standard">
      <style:paragraph-properties fo:margin-left="0.318cm" fo:margin-right="0cm" fo:text-indent="0cm" style:auto-text-indent="false"/>
      <style:text-properties style:font-name="Arial Narrow" fo:language="en" fo:country="GB" style:font-name-complex="Arial2"/>
    </style:style>
    <style:style style:name="P17" style:family="paragraph" style:parent-style-name="Standard">
      <style:paragraph-properties fo:margin-left="0.319cm" fo:margin-right="0cm" fo:text-indent="0.931cm" style:auto-text-indent="false"/>
      <style:text-properties style:font-name="Arial Narrow" fo:language="en" fo:country="GB" style:font-name-complex="Arial2"/>
    </style:style>
    <style:style style:name="P18" style:family="paragraph" style:parent-style-name="Standard">
      <style:paragraph-properties fo:margin-left="0.319cm" fo:margin-right="0cm" fo:margin-top="0.212cm" fo:margin-bottom="0cm" style:contextual-spacing="false" fo:text-indent="0.931cm" style:auto-text-indent="false"/>
      <style:text-properties style:font-name="Arial Narrow" fo:language="en" fo:country="GB" style:font-name-complex="Arial2"/>
    </style:style>
    <style:style style:name="P19" style:family="paragraph" style:parent-style-name="Standard">
      <style:paragraph-properties fo:margin-left="2.858cm" fo:margin-right="0cm" fo:text-indent="0cm" style:auto-text-indent="false"/>
    </style:style>
    <style:style style:name="P20" style:family="paragraph" style:parent-style-name="Standard">
      <style:paragraph-properties fo:margin-left="2.858cm" fo:margin-right="0cm" fo:text-indent="0cm" style:auto-text-indent="false"/>
      <style:text-properties style:font-name="Arial Narrow" fo:language="en" fo:country="GB" style:font-name-complex="Arial2"/>
    </style:style>
    <style:style style:name="P21" style:family="paragraph" style:parent-style-name="Standard" style:list-style-name="">
      <style:paragraph-properties fo:margin-left="2.858cm" fo:margin-right="0cm" fo:text-indent="0cm" style:auto-text-indent="false"/>
    </style:style>
    <style:style style:name="P22" style:family="paragraph" style:parent-style-name="Standard">
      <style:paragraph-properties fo:margin-left="2.858cm" fo:margin-right="0cm" fo:margin-top="0.212cm" fo:margin-bottom="0cm" style:contextual-spacing="false" fo:text-indent="0cm" style:auto-text-indent="false"/>
    </style:style>
    <style:style style:name="P23" style:family="paragraph" style:parent-style-name="Standard">
      <style:paragraph-properties fo:margin-left="2.858cm" fo:margin-right="0cm" fo:margin-top="0cm" fo:margin-bottom="0.212cm" style:contextual-spacing="false" fo:text-indent="0cm" style:auto-text-indent="false"/>
    </style:style>
    <style:style style:name="P24" style:family="paragraph" style:parent-style-name="Standard" style:list-style-name="">
      <style:paragraph-properties fo:margin-left="2.858cm" fo:margin-right="0cm" fo:margin-top="0cm" fo:margin-bottom="0.212cm" style:contextual-spacing="false" fo:text-indent="0cm" style:auto-text-indent="false"/>
    </style:style>
    <style:style style:name="P25" style:family="paragraph" style:parent-style-name="Standard">
      <style:paragraph-properties fo:margin-left="2.861cm" fo:margin-right="0cm" fo:text-indent="0cm" style:auto-text-indent="false"/>
    </style:style>
    <style:style style:name="P26" style:family="paragraph" style:parent-style-name="Standard">
      <style:paragraph-properties fo:margin-left="2.861cm" fo:margin-right="0cm" fo:text-indent="0cm" style:auto-text-indent="false"/>
      <style:text-properties style:font-name="Arial Narrow" fo:language="en" fo:country="GB" style:font-name-complex="Arial2"/>
    </style:style>
    <style:style style:name="P27" style:family="paragraph" style:parent-style-name="Standard" style:list-style-name="">
      <style:paragraph-properties fo:margin-left="2.861cm" fo:margin-right="0cm" fo:text-indent="0cm" style:auto-text-indent="false"/>
      <style:text-properties style:font-name="Arial Narrow" fo:language="en" fo:country="GB" style:font-name-complex="Arial2"/>
    </style:style>
    <style:style style:name="P28" style:family="paragraph" style:parent-style-name="Standard" style:list-style-name="">
      <style:paragraph-properties fo:margin-left="2.861cm" fo:margin-right="0cm" fo:text-indent="0cm" style:auto-text-indent="false"/>
    </style:style>
    <style:style style:name="P29" style:family="paragraph" style:parent-style-name="Standard" style:list-style-name="">
      <style:paragraph-properties fo:margin-left="2.861cm" fo:margin-right="0cm" fo:text-indent="0cm" style:auto-text-indent="false"/>
      <style:text-properties fo:color="#000000" loext:opacity="100%" style:font-name="Arial Narrow" fo:language="en" fo:country="GB" style:font-name-complex="Arial2"/>
    </style:style>
    <style:style style:name="P30" style:family="paragraph" style:parent-style-name="Standard">
      <style:paragraph-properties fo:margin-left="2.861cm" fo:margin-right="0cm" fo:margin-top="0cm" fo:margin-bottom="0.212cm" style:contextual-spacing="false" fo:text-indent="0cm" style:auto-text-indent="false"/>
    </style:style>
    <style:style style:name="P31" style:family="paragraph" style:parent-style-name="Standard">
      <style:paragraph-properties fo:margin-left="2.861cm" fo:margin-right="0cm" fo:margin-top="0cm" fo:margin-bottom="0.212cm" style:contextual-spacing="false" fo:text-indent="0cm" style:auto-text-indent="false"/>
      <style:text-properties style:font-name="Arial Narrow" fo:language="en" fo:country="GB" style:font-name-complex="Arial2"/>
    </style:style>
    <style:style style:name="P32" style:family="paragraph" style:parent-style-name="Standard" style:list-style-name="">
      <style:paragraph-properties fo:margin-left="2.861cm" fo:margin-right="0cm" fo:margin-top="0cm" fo:margin-bottom="0.212cm" style:contextual-spacing="false" fo:text-indent="0cm" style:auto-text-indent="false"/>
    </style:style>
    <style:style style:name="P33" style:family="paragraph" style:parent-style-name="Standard">
      <style:paragraph-properties fo:margin-left="0cm" fo:margin-right="0cm" fo:text-indent="1.251cm" style:auto-text-indent="false"/>
      <style:text-properties style:font-name="Arial Narrow" style:font-name-complex="Arial2"/>
    </style:style>
    <style:style style:name="P34" style:family="paragraph" style:parent-style-name="Standard">
      <style:paragraph-properties fo:margin-left="0cm" fo:margin-right="0cm" fo:text-indent="1.251cm" style:auto-text-indent="false"/>
      <style:text-properties style:font-name="Arial Narrow" fo:language="en" fo:country="GB" style:font-name-complex="Arial2"/>
    </style:style>
    <style:style style:name="P35" style:family="paragraph" style:parent-style-name="Standard">
      <style:paragraph-properties fo:margin-left="2.54cm" fo:margin-right="0cm" fo:text-indent="0cm" style:auto-text-indent="false"/>
    </style:style>
    <style:style style:name="P36" style:family="paragraph" style:parent-style-name="Standard">
      <style:paragraph-properties fo:margin-left="2.54cm" fo:margin-right="0cm" fo:margin-top="0cm" fo:margin-bottom="0.212cm" style:contextual-spacing="false" fo:text-indent="0cm" style:auto-text-indent="false"/>
    </style:style>
    <style:style style:name="T1" style:family="text">
      <style:text-properties fo:font-size="16pt" style:font-size-asian="16pt" style:font-size-complex="16pt"/>
    </style:style>
    <style:style style:name="T2" style:family="text">
      <style:text-properties style:font-name="Arial Narrow" fo:font-size="16pt" fo:language="en" fo:country="GB" style:font-size-asian="16pt" style:font-name-complex="Arial2" style:font-size-complex="16pt"/>
    </style:style>
    <style:style style:name="T3" style:family="text">
      <style:text-properties style:font-name="Arial Narrow" fo:font-size="14pt" style:font-size-asian="14pt" style:font-name-complex="Arial2" style:font-size-complex="14pt"/>
    </style:style>
    <style:style style:name="T4" style:family="text">
      <style:text-properties style:font-name="Arial Narrow" fo:font-size="14pt" fo:language="en" fo:country="GB" style:font-size-asian="14pt" style:font-name-complex="Arial2" style:font-size-complex="14pt"/>
    </style:style>
    <style:style style:name="T5" style:family="text">
      <style:text-properties style:font-name="Arial Narrow" fo:font-size="14pt" fo:language="en" fo:country="GB" style:font-size-asian="14pt" style:font-name-complex="Arial Narrow" style:font-size-complex="14pt"/>
    </style:style>
    <style:style style:name="T6" style:family="text">
      <style:text-properties style:font-name="Arial Narrow" style:font-name-complex="Arial2"/>
    </style:style>
    <style:style style:name="T7" style:family="text">
      <style:text-properties style:font-name="Arial Narrow" fo:language="en" fo:country="GB" style:font-name-complex="Arial2"/>
    </style:style>
    <style:style style:name="T8" style:family="text">
      <style:text-properties style:font-name="Arial Narrow" style:font-name-complex="Arial Narrow"/>
    </style:style>
    <style:style style:name="T9" style:family="text">
      <style:text-properties fo:language="en" fo:country="GB"/>
    </style:style>
    <style:style style:name="T10" style:family="text">
      <style:text-properties fo:font-size="14pt" style:font-size-asian="14pt" style:font-size-complex="14pt"/>
    </style:style>
    <style:style style:name="T11" style:family="text">
      <style:text-properties fo:font-weight="bold" style:font-weight-asian="bold"/>
    </style:style>
    <style:style style:name="T12" style:family="text">
      <style:text-properties fo:color="#000000" loext:opacity="100%" style:font-name="Arial Narrow" fo:language="en" fo:country="GB" style:font-name-complex="Arial2"/>
    </style:style>
    <style:style style:name="T13" style:family="text">
      <style:text-properties fo:color="#000000" loext:opacity="100%" style:font-name="Arial Narrow" fo:font-size="14pt" fo:language="en" fo:country="GB" style:font-size-asian="14pt" style:font-name-complex="Arial2" style:font-size-complex="14pt"/>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2">860C additional manual</text:span></text:p>
      <text:p text:style-name="P14"><text:span text:style-name="T4">TSDZ2 open source firmware v20.1C for APT- 860C display</text:span></text:p>
      <text:p text:style-name="P14"><text:span text:style-name="T4">modified version of 20 beta 1 (C)</text:span></text:p>
      <text:p text:style-name="P15"/>
      <text:p text:style-name="P16">Before using the software, please read the following instructions and the display wiki carefully:</text:p>
      <text:p text:style-name="P2"><text:a xlink:type="simple" xlink:href="https://github.com/OpenSourceEBike/TSDZ2_wiki/wiki/Features-and-configurations-on-display" text:style-name="Internet_20_link" text:visited-style-name="Visited_20_Internet_20_Link"><text:span text:style-name="Internet_20_link"><text:span text:style-name="T5">Features and configurations on display · OpenSourceEBike/TSDZ2_wiki Wiki · GitHub</text:span></text:span></text:a></text:p>
      <text:p text:style-name="P2"><text:span text:style-name="T7">This manual is a supplement only.</text:span></text:p>
      <text:p text:style-name="P3"/>
      <text:p text:style-name="P4">Important before flashing: if there is already an older version on the display, make a note of the Odometer value, so that it can be entered in the new version.</text:p>
      <text:p text:style-name="P9">- Set assist mode</text:p>
      <text:p text:style-name="P10">There are 5 assistance modes available, the choice is in the main screen.</text:p>
      <text:p text:style-name="P8"><text:span text:style-name="T7">POWER ASSIST <text:s text:c="2"/><text:tab/>assistance proportional to the power on the pedals</text:span></text:p>
      <text:p text:style-name="P14"><text:span text:style-name="T7">TORQUE ASSIST <text:s/><text:tab/>assistance proportional to the torque on the pedals</text:span></text:p>
      <text:p text:style-name="P16">CADENCE ASSIST<text:tab/>assistance subordinated to the movement of the pedals</text:p>
      <text:p text:style-name="P14"><text:span text:style-name="T7">EMTB ASSIST <text:s text:c="3"/><text:tab/>assistance with progressive percentage of the torque on the pedals</text:span></text:p>
      <text:p text:style-name="P14"><text:span text:style-name="T7">HYBRID ASSIST<text:tab/>combined torque + power assistance </text:span></text:p>
      <text:p text:style-name="P10">At level 0, ON/OFF button to view the current mode, UP/DOWN button to change, ON/OFF button to confirm. Assistance values for all modes from 1 to 254, for eMTB from 1 to 20.</text:p>
      <text:p text:style-name="P3">“Hybrid assist” is a combination of the “Torque assist” and “Power assist” modes.</text:p>
      <text:p text:style-name="P14"><text:span text:style-name="T7">The result is excellent low-cadence assistance typical of Torque mode, and the extension of high-cadence Power mode. </text:span></text:p>
      <text:p text:style-name="P14"><text:span text:style-name="T7">The assistance parameters are the same used in the two modes, combined with the same level.</text:span></text:p>
      <text:p text:style-name="P8"><text:span text:style-name="T2">- Menu items changed or added</text:span></text:p>
      <text:p text:style-name="P12">SOC</text:p>
      <text:p text:style-name="P3"><text:tab/>Text</text:p>
      <text:p text:style-name="P2"><text:span text:style-name="T7"><text:tab/>Reset at voltage</text:span></text:p>
      <text:p text:style-name="P17">Battery total Wh</text:p>
      <text:p text:style-name="P17">Used Wh</text:p>
      <text:p text:style-name="P17">Manual reset (no/yes)</text:p>
      <text:p text:style-name="P19"><text:span text:style-name="T7">Use when putting on an incompletely charged battery or at the first power on after the flashing. In this case, “Used Wh” is calculated with reference to voltage.</text:span></text:p>
      <text:p text:style-name="P20">When the battery is fully charged, the reset to 100% is automatic.</text:p>
      <text:p text:style-name="P11">Motor</text:p>
      <text:p text:style-name="P5"><text:tab/>Motor voltage</text:p>
      <text:p text:style-name="P17">Max motor power</text:p>
      <text:p text:style-name="P20">Maximum motor power, set an adequate value to contain the motor heating and compatible with the power that the battery can deliver.</text:p>
      <text:p text:style-name="P25"><text:span text:style-name="T7">A maximum value of 500W is recommended.</text:span></text:p>
      <text:p text:style-name="P31">Attention, it does not have to be continuous!</text:p>
      <text:p text:style-name="P34">Motor acceleration</text:p>
      <text:p text:style-name="P26">Acceleration of the motor.</text:p>
      <text:p text:style-name="P20">As a first setting, use low values, then gradually increase if necessary.</text:p>
      <text:p text:style-name="P20">Consider the values in the table as maximum values.</text:p>
      <text:p text:style-name="P20">Set carefully, aware that setting a higher value than necessary can cause greater stress on the transmission.</text:p>
      <text:p text:style-name="P22"><text:span text:style-name="T7">Recommended values:</text:span></text:p>
      <text:p text:style-name="P19"><text:span text:style-name="T7"><text:tab/>36 Volt motor, 36 volt battery = 35</text:span></text:p>
      <text:p text:style-name="P19"><text:span text:style-name="T7"><text:tab/>36 Volt motor, 48 volt battery = 5</text:span></text:p>
      <text:p text:style-name="P19"><text:soft-page-break/><text:span text:style-name="T7"><text:tab/>36 Volt motor, 52 volt battery = 0</text:span></text:p>
      <text:p text:style-name="P19"><text:span text:style-name="T7"><text:tab/>48 Volt motor, 36 volt battery = 45</text:span></text:p>
      <text:p text:style-name="P19"><text:span text:style-name="T7"><text:tab/>48 Volt motor, 48 volt battery = 35</text:span></text:p>
      <text:p text:style-name="P30"><text:span text:style-name="T7"><text:tab/>48 Volt motor, 52 volt battery = 30</text:span></text:p>
      <text:p text:style-name="P2"><text:span text:style-name="T7"><text:tab/></text:span><text:span text:style-name="T6">Motor deceleration</text:span></text:p>
      <text:p text:style-name="P35"><text:span text:style-name="T7">Set to zero, the default deceleration ramp is active, if set to 100% the minimum deceleration ramp (faster stop).</text:span></text:p>
      <text:p text:style-name="P36"><text:span text:style-name="T7">Feature deactivated with “Motor fast stop” enabled.</text:span></text:p>
      <text:p text:style-name="P2"><text:span text:style-name="T7"><text:tab/></text:span><text:span text:style-name="T6">Motor fast stop</text:span></text:p>
      <text:p text:style-name="P36"><text:span text:style-name="T7">Enabling the motor to stop immediately when you stop pedaling. If the motor stops too abruptly, disable and use the deceleration ramp.</text:span></text:p>
      <text:p text:style-name="P33">Field weakening</text:p>
      <text:p text:style-name="P35"><text:span text:style-name="T7">Enabled / Disabled. The field weakening function increases the motor cadence (up to 120 RPM when possible) but there is also a loss of efficiency.</text:span></text:p>
      <text:p text:style-name="P35"><text:span text:style-name="T7">If enabled, field weakening is automatically activated when the PWM value is greater than 100%.</text:span></text:p>
      <text:p text:style-name="P3"/>
      <text:p text:style-name="P12">Torque sensor</text:p>
      <text:p text:style-name="P2"><text:span text:style-name="T7"><text:tab/>Torque ADC threshold</text:span></text:p>
      <text:p text:style-name="P20">In addition to the initial assistance with just the push on the pedals, without rotation for an immediate start, now this function is also activated with the bike in motion, when you resume pedaling after a break.</text:p>
      <text:p text:style-name="P20">Attention, by enabling the BOOST function at the same time, the effect increases!</text:p>
      <text:p text:style-name="P31">This can cause greater transmission stress.</text:p>
      <text:p text:style-name="P2"><text:span text:style-name="T6"><text:tab/></text:span><text:span text:style-name="T7">Assist w/o pedal rotation</text:span></text:p>
      <text:p text:style-name="P3"><text:tab/>Coast brake</text:p>
      <text:p text:style-name="P3"><text:tab/>Coast brake ADC</text:p>
      <text:p text:style-name="P2"><text:span text:style-name="T7"><text:tab/></text:span><text:span text:style-name="T6">Calibration</text:span></text:p>
      <text:p text:style-name="P19"><text:span text:style-name="T7">Enabled / Disabled. Enable only after having entered the actual values of “Pedal torque ADC offset” and “Pedal torque ADC max”, obtained from the calibration.</text:span></text:p>
      <text:p text:style-name="P19"><text:span text:style-name="T7">Enabling without having entered the correct values can lead to unpredictable operations.</text:span></text:p>
      <text:p text:style-name="P19"><text:span text:style-name="T7">Calibration procedure: see "ADC torque sensor" in the "Technical" menu, enter the ADC value of the torque sensor without any push on the pedals in "Pedal torque ADC offset". Enter the ADC value of the torque sensor with the maximum thrust applied to the pedal (cyclist standing on the right pedal in horizontal position) in "Pedal torque ADC max".</text:span></text:p>
      <text:p text:style-name="P19"><text:span text:style-name="T12">Torque sensor calibration is required if the working range is limited.</text:span></text:p>
      <text:p text:style-name="P19"><text:span text:style-name="T7">“Pedal torque ADC max” - “Pedal torque ADC offset” &lt; 140.</text:span></text:p>
      <text:p text:style-name="P30"><text:span text:style-name="T7">Caution. The ADC values of the torque sensor over time may change, check periodically</text:span><text:span text:style-name="T12">.</text:span></text:p>
      <text:p text:style-name="Standard"><text:span text:style-name="T6"><text:tab/>Torque adc step</text:span></text:p>
      <text:p text:style-name="P26">Conversion factor of the torque applied to the pedal.</text:p>
      <text:p text:style-name="P26">It is used to calculate the correct ratio between the assistance factor and the human power (only in “Power assist”), the actual value obtained from the calibration can be entered.</text:p>
      <text:p text:style-name="P31">This parameter is not used for the calculation of the human power shown on the display.</text:p>
      <text:p text:style-name="P2"><text:span text:style-name="T7"><text:tab/></text:span><text:span text:style-name="T6">Torque adc offset</text:span></text:p>
      <text:p text:style-name="P26">ADC value of the torque sensor without any push on the pedals.</text:p>
      <text:p text:style-name="P26">It is obtained from the calibration procedure to be carried out on the display.</text:p>
      <text:p text:style-name="P30"><text:span text:style-name="T7">When you need to increase the sensitivity at the start, for example with a arm-dbike, subtract a number from 1 to 10 from the value obtained. Caution. Decreasing the offset value too much can cause an unwanted start and / or a delayed motor stop.</text:span></text:p>
      <text:p text:style-name="P2"><text:span text:style-name="T7"><text:tab/>Torque adc max</text:span></text:p>
      <text:h text:style-name="P29" text:outline-level="1"><text:soft-page-break/>ADC value of the torque sensor with the maximum thrust applied to the pedal (cyclist standing, on the right pedal in horizontal position).</text:h>
      <text:h text:style-name="P29" text:outline-level="1">It is obtained from the calibration procedure to be carried out on the display.</text:h>
      <text:h text:style-name="P29" text:outline-level="1">This parameter is used to amplify the range of use of the torque sensor when it is too limited.</text:h>
      <text:h text:style-name="P24" text:outline-level="1"><text:span text:style-name="T12">Check that the assistance is well distributed over all levels and in all modes, if necessary correct the value obtained in plus or minus. Lower value = higher amplification</text:span><text:span text:style-name="T7">.</text:span></text:h>
      <text:p text:style-name="P2"><text:span text:style-name="T7"><text:tab/></text:span><text:span text:style-name="T6">Weight on pedal</text:span></text:p>
      <text:p text:style-name="P26">Weight to be applied to the pedal for the calibration of the ADC value of the torque sensor used in the calculation of the human power to be shown on the display.</text:p>
      <text:p text:style-name="P30"><text:span text:style-name="T7">Use a weight of 20 to 30Kg.</text:span></text:p>
      <text:p text:style-name="P2"><text:span text:style-name="T7"><text:tab/>Torque adc on weight</text:span></text:p>
      <text:p text:style-name="P19"><text:span text:style-name="T7">ADC value of the torque sensor for the calculation of human power to be shown on the display. It is not used for the calculation of the assistance factor.</text:span></text:p>
      <text:p text:style-name="P20">It is obtained from the calibration with a weight from 20 to 30Kg, to be carried out on the display.</text:p>
      <text:p text:style-name="P19"><text:span text:style-name="T7">Calibration procedure: see "ADC torque sensor" in the "Technical" menu, enter the value read, with the weight applied to the pedals in a horizontal position, in "Torque adc on weight".</text:span></text:p>
      <text:p text:style-name="P10">Default weight (no/yes)</text:p>
      <text:p text:style-name="P30"><text:span text:style-name="T7">After having entered the calibration values in "Torque ADC offset" and "Torque ADC max", with this function it is possible to calculate an estimated value of "Torque adc on weight" for a weight of 25Kg. The value is less accurate than that obtained with real calibration, but it is adequate for the purpose.</text:span></text:p>
      <text:p text:style-name="P12">Assist level</text:p>
      <text:p text:style-name="P3"><text:tab/>Number of assist levels</text:p>
      <text:p text:style-name="P2"><text:span text:style-name="T7"><text:tab/></text:span><text:span text:style-name="T6">Power assist</text:span></text:p>
      <text:p text:style-name="P19"><text:span text:style-name="T7">“Power assist” is an assistance mode proportional to the power on the pedals.</text:span></text:p>
      <text:p text:style-name="P19"><text:span text:style-name="T7">Levels available from 1 to 9. Set assistance levels according to your needs. Value% / 2, maximum 254.</text:span></text:p>
      <text:p text:style-name="P19"><text:span text:style-name="T7">For example, applying 100 Watt to the pedals, with 150 assist, the motor delivers 300 Watt.</text:span></text:p>
      <text:p text:style-name="P23"><text:span text:style-name="T7">These assistance parameters are also used in the hybrid mode.</text:span></text:p>
      <text:p text:style-name="P2"><text:span text:style-name="T7"><text:tab/></text:span><text:span text:style-name="T6">Torque assist</text:span></text:p>
      <text:p text:style-name="P19"><text:span text:style-name="T7">“Torque assist” is an assistance mode proportional to the torque on the pedals.</text:span></text:p>
      <text:p text:style-name="P19"><text:span text:style-name="T7">Levels available from 1 to 9. The power delivered by the motor is proportional to the applied torque and the set assistance values.</text:span></text:p>
      <text:p text:style-name="P19"><text:span text:style-name="T7">Set assistance levels according to your needs. Relative values, maximum 254.</text:span></text:p>
      <text:p text:style-name="P30"><text:span text:style-name="T7">These assistance parameters are also used in the hybrid mode.</text:span></text:p>
      <text:p text:style-name="P2"><text:span text:style-name="T7"><text:tab/></text:span><text:span text:style-name="T6">Cadence assist</text:span></text:p>
      <text:p text:style-name="P19"><text:span text:style-name="T7">“Cadence assist” is an assistance mode subject to pedal movement.</text:span></text:p>
      <text:p text:style-name="P19"><text:span text:style-name="T7">Levels available from 1 to 9.</text:span></text:p>
      <text:p text:style-name="P25"><text:span text:style-name="T7">The power supplied by the motor depends partly on the assistance values set and partly on the cadence of the pedals. Relative values, maximum 254.</text:span></text:p>
      <text:p text:style-name="P23"><text:span text:style-name="T7">It is recommended to use this assistance mode with the brake sensors installed and enabled.</text:span></text:p>
      <text:p text:style-name="P2"><text:span text:style-name="T7"><text:tab/></text:span><text:span text:style-name="T6">eMTB assist</text:span></text:p>
      <text:p text:style-name="P19"><text:span text:style-name="T7">“eMTB assist” is an assistance mode with progressive percentage of the torque on the pedals. Levels available from 1 to 9. The power delivered by the engine is progressively proportional to the applied torque. There are 20 predefined sensitivities.</text:span></text:p>
      <text:p text:style-name="P19"><text:span text:style-name="T7">Higher values correspond to more responsive assistance, quicker to reach maximum engine power.</text:span></text:p>
      <text:p text:style-name="P11"><text:soft-page-break/>Walk assist</text:p>
      <text:p text:style-name="P3"><text:tab/>Feature (enable/disable)</text:p>
      <text:p text:style-name="P2"><text:span text:style-name="T7"><text:tab/>Level (da 1 a 9)</text:span></text:p>
      <text:p text:style-name="P2"><text:span text:style-name="T7"><text:tab/></text:span><text:span text:style-name="T6">Cruise feature</text:span></text:p>
      <text:p text:style-name="P19"><text:span text:style-name="T7">Enable/disable the cruise function. It can only be enabled with Walk assist enabled.</text:span></text:p>
      <text:p text:style-name="P19"><text:span text:style-name="T7">By pressing the DOWN button for a long time at speeds above 9 km/h and with the function enabled, the current speed is stored and maintained for as long as the button is pressed.</text:span></text:p>
      <text:p text:style-name="P20">Speed may not be achieved due to limited engine power.</text:p>
      <text:p text:style-name="P20">The speed limit has priority.</text:p>
      <text:p text:style-name="P20">It is recommended to use cruise mode with brake sensors installed.</text:p>
      <text:p text:style-name="P20">Find out about the legal restrictions in your country.</text:p>
      <text:p text:style-name="P12">Startup boost</text:p>
      <text:p text:style-name="P3"><text:tab/>Feature (enable/disable)</text:p>
      <text:p text:style-name="P2"><text:span text:style-name="T7"><text:tab/></text:span><text:span text:style-name="T6">Startup boost torque factor</text:span></text:p>
      <text:h text:style-name="P28" text:outline-level="1"><text:span text:style-name="T7">It is used to increase the starting assistance and at low cadence.</text:span></text:h>
      <text:h text:style-name="P28" text:outline-level="1"><text:span text:style-name="T7">“Startup boost” must be enabled. Available only in "Power assist" mode.</text:span></text:h>
      <text:h text:style-name="P27" text:outline-level="1">It works both with standing start and with resuming pedaling in motion.</text:h>
      <text:h text:style-name="P28" text:outline-level="1"><text:span text:style-name="T7">The value of this parameter is the percentage increase in torque applied to the pedals with cadence = 0. This value gradually decreases as the cadence increases, depending on the next parameter.</text:span></text:h>
      <text:h text:style-name="P32" text:outline-level="1"><text:span text:style-name="T7">Set carefully, aware that setting too high a value can cause greater stress to the transmission. Value in %, recommended 250, maximum 500</text:span><text:span text:style-name="T6">.</text:span></text:h>
      <text:p text:style-name="P5"><text:tab/>Startup boost cadence step</text:p>
      <text:h text:style-name="P27" text:outline-level="1">It is used to calculate the decrease in the boost torque factor as the cadence increases, until extinction.</text:h>
      <text:h text:style-name="P28" text:outline-level="1"><text:span text:style-name="T7">Recommended value 25. Limits from 10 to 50, higher value = shorter effect.</text:span></text:h>
      <text:p text:style-name="P12">Street mode</text:p>
      <text:p text:style-name="P3"><text:tab/>Enable mode</text:p>
      <text:p text:style-name="P3"><text:tab/>Enable at startup</text:p>
      <text:p text:style-name="P3"><text:tab/>Speed limit</text:p>
      <text:p text:style-name="P3"><text:tab/>Motor power limit</text:p>
      <text:p text:style-name="P3"><text:tab/>Throttle enable</text:p>
      <text:p text:style-name="P3"><text:tab/>Cruise enable</text:p>
      <text:p text:style-name="P20">Enable/disable the cruise function in "Street mode".</text:p>
      <text:p text:style-name="P2"><text:span text:style-name="T7"><text:tab/>Hotkey enable</text:span></text:p>
      <text:p text:style-name="P11">Various</text:p>
      <text:p text:style-name="P5"><text:tab/>Lights configuration</text:p>
      <text:p text:style-name="P19"><text:span text:style-name="T7">Lights configuration. Inquire about compliance with current regulations.</text:span></text:p>
      <text:p text:style-name="P19"><text:span text:style-name="T7">Choose your preferred mode from the 9 available.</text:span></text:p>
      <text:p text:style-name="P20">With light control ON:</text:p>
      <text:p text:style-name="P20">0 - on</text:p>
      <text:p text:style-name="P20">1 - flashing</text:p>
      <text:p text:style-name="P20">2 - on and fast flashing when braking</text:p>
      <text:p text:style-name="P20">3 - flashing and on when braking</text:p>
      <text:p text:style-name="P20">4 - flashing and fast flashing when braking</text:p>
      <text:p text:style-name="P20">5 - on and on during braking also with light control OFF</text:p>
      <text:p text:style-name="P20">6 - on and fast flashing when braking even with the light control OFF</text:p>
      <text:p text:style-name="P20">7 - flashing and switched on when braking even with the light control OFF</text:p>
      <text:p text:style-name="P20">8 - flashing and fast flashing when braking even with the light control OFF</text:p>
      <text:p text:style-name="P30"><text:span text:style-name="T7">The braking modes are only available with the brake sensors installed.</text:span></text:p>
      <text:p text:style-name="P2"><text:span text:style-name="T7"><text:tab/>Assist with error</text:span></text:p>
      <text:p text:style-name="P26">Enabled / Disabled. The presence of an error disables assistance in all modes.</text:p>
      <text:p text:style-name="P25"><text:soft-page-break/><text:span text:style-name="T7">It is however possible to force assistance even with an error if this is caused by a problem with a sensor. Torque, cadence or speed sensor. </text:span></text:p>
      <text:p text:style-name="P26">You will have to choose the assistance mode that does not involve the use of the faulty sensor.</text:p>
      <text:p text:style-name="P26">Use only in case of need, with this function enabled there are limitations in assistance.</text:p>
      <text:p text:style-name="P30"><text:span text:style-name="T7">See error codes below.</text:span></text:p>
      <text:p text:style-name="P2"><text:span text:style-name="T7"><text:tab/>Virtual throttle step</text:span></text:p>
      <text:p text:style-name="P2"><text:span text:style-name="T7"><text:tab/>Odometer</text:span></text:p>
      <text:p text:style-name="P3"/>
      <text:p text:style-name="P12">Display</text:p>
      <text:p text:style-name="P17">…</text:p>
      <text:p text:style-name="P18">Config shortcut key (no/yes)</text:p>
      <text:p text:style-name="P20">By enabling this function (yes), with assistance level greater than zero, it is possible to directly access the configuration menu with a long press of the M button.</text:p>
      <text:p text:style-name="P20">Only with level = 0, long pressing of the M button activates the customization of the numerical fields and graphs in the 3 main screens.</text:p>
      <text:p text:style-name="P19"><text:span text:style-name="T7">It is always possible to access the configuration menu with the UP + DOWN + ON/OFF buttons.</text:span></text:p>
      <text:p text:style-name="P12">Technical</text:p>
      <text:p text:style-name="P2"><text:span text:style-name="T7"><text:tab/>ADC battery current</text:span></text:p>
      <text:p text:style-name="P3"><text:tab/>ADC throttle sensor</text:p>
      <text:p text:style-name="P3"><text:tab/>Throttle sensor</text:p>
      <text:p text:style-name="P2"><text:span text:style-name="T7"><text:tab/></text:span><text:span text:style-name="T6">ADC torque sensor</text:span></text:p>
      <text:p text:style-name="P10"><text:tab/>ADC torque delta</text:p>
      <text:h text:style-name="P21" text:outline-level="1"><text:span text:style-name="T7">ADC value of the torque sensor without offset.</text:span></text:h>
      <text:p text:style-name="P30"><text:span text:style-name="T7">It is possible to observe and analyze the variations resulting from the calibration.</text:span></text:p>
      <text:p text:style-name="P2"><text:span text:style-name="T7"><text:tab/>ADC torque boost</text:span></text:p>
      <text:h text:style-name="P32" text:outline-level="1"><text:span text:style-name="T7">ADC value of the torque sensor without offset and with the increase of the "Startup boost" function if enabled. </text:span><text:span text:style-name="T6">Only in "Power assist" mode.</text:span></text:h>
      <text:p text:style-name="P2"><text:span text:style-name="T6"><text:tab/>ADC torque step calc</text:span></text:p>
      <text:p text:style-name="P20">Conversion factor of the torque applied to the pedal obtained from the weight calibration.</text:p>
      <text:p text:style-name="P19"><text:span text:style-name="T7">Used for the calculation of the human power shown on the display.</text:span></text:p>
      <text:p text:style-name="P30"><text:span text:style-name="T7">This value can be entered in the "ADC torque step" parameter for a correct ratio in the assistance calculation (only in "Power assist").</text:span></text:p>
      <text:p text:style-name="P2"><text:span text:style-name="T7"><text:tab/>Pedal cadence</text:span></text:p>
      <text:p text:style-name="P3"><text:tab/>PWM duty-cycle</text:p>
      <text:p text:style-name="P3"><text:tab/>Motor speed</text:p>
      <text:p text:style-name="P3"><text:tab/>Motor FOC</text:p>
      <text:p text:style-name="P3"><text:tab/>Hall sensors</text:p>
      <text:p text:style-name="P6"/>
      <text:p text:style-name="P14"><text:span text:style-name="T2">- Error codes</text:span></text:p>
      <text:p text:style-name="P8"><text:span text:style-name="T7">Error codes and description:</text:span></text:p>
      <text:p text:style-name="P10">E02 - ERROR_TORQUE_SENSOR</text:p>
      <text:p text:style-name="P14"><text:span text:style-name="T7">A mechanical problem may have occurred with the torque sensor or the calibration at startup has not been performed correctly. A torque was probably applied to the pedals during power on.</text:span></text:p>
      <text:p text:style-name="P16">Switch off and on again so that the system can recalibrate, without forcing the pedals.</text:p>
      <text:p text:style-name="P14"><text:span text:style-name="T7">If the "Torque sensor calibration" function is enabled, check on the display if the value of "Pedal torque ADC offset" with free pedals and "Pedal torque ADC max" with maximum effort, correspond to those entered.</text:span></text:p>
      <text:p text:style-name="P10">E03 - ERROR_CADENCE_SENSOR</text:p>
      <text:p text:style-name="P2"><text:soft-page-break/><text:span text:style-name="T7">While pedaling, no pulses are generated by the cadence sensor, possibly faulty.</text:span></text:p>
      <text:p text:style-name="P10">E04 - ERROR_MOTOR_BLOCKED</text:p>
      <text:p text:style-name="P3">Motor or wheel blocked, excessive current absorption without motor rotation.</text:p>
      <text:p text:style-name="P14"><text:span text:style-name="T7">Check the cause. After 6 seconds the error disappears and the bike can be reused.</text:span></text:p>
      <text:p text:style-name="P8"><text:span text:style-name="T7">E08 - ERROR_SPEED_SENSOR</text:span></text:p>
      <text:p text:style-name="P7"><text:span text:style-name="T7">Faulty speed sensor or magnet too far away.</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fo:color="#000000" loext:opacity="100%" style:font-name="Arial Narrow" fo:font-family="'Arial Narrow'" style:font-family-generic="swiss" style:font-pitch="variable" fo:font-size="14pt" style:font-name-asian="Times New Roman" style:font-family-asian="'Times New Roman'" style:font-family-generic-asian="roman" style:font-pitch-asian="variable" style:font-size-asian="14pt" style:font-name-complex="Arial2" style:font-family-complex="Arial" style:font-family-generic-complex="swiss"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Internet_20_link" style:display-name="Internet link" style:family="text" style:parent-style-name="Car._20_predefinito_20_paragrafo">
      <style:text-properties fo:color="#0000ff" loext:opacity="100%" style:text-underline-style="solid" style:text-underline-width="auto" style:text-underline-color="font-color"/>
    </style:style>
    <style:style style:name="posthilit" style:family="text" style:parent-style-name="Car._20_predefinito_20_paragrafo"/>
    <style:style style:name="Visited_20_Internet_20_Link" style:display-name="Visited Internet Link" style:family="text" style:parent-style-name="Car._20_predefinito_20_paragrafo">
      <style:text-properties fo:color="#80008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953cm" fo:text-indent="-0.635cm" fo:margin-left="0.953cm"/>
        </style:list-level-properties>
        <style:text-properties style:font-name="Arial Narrow"/>
      </text:list-level-style-bullet>
      <text:list-level-style-bullet text:level="2" text:style-name="WW8Num1z1" style:num-suffix="." text:bullet-char="o">
        <style:list-level-properties text:list-level-position-and-space-mode="label-alignment">
          <style:list-level-label-alignment text:label-followed-by="listtab" text:list-tab-stop-position="2.223cm" fo:text-indent="-0.635cm" fo:margin-left="2.223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033cm" fo:text-indent="-0.635cm" fo:margin-left="6.033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9.843cm" fo:text-indent="-0.635cm" fo:margin-left="9.8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953cm" fo:text-indent="-0.635cm" fo:margin-left="0.953cm"/>
        </style:list-level-properties>
        <style:text-properties style:font-name="Arial Narrow"/>
      </text:list-level-style-bullet>
      <text:list-level-style-bullet text:level="2" text:style-name="WW8Num2z1" style:num-suffix="." text:bullet-char="o">
        <style:list-level-properties text:list-level-position-and-space-mode="label-alignment">
          <style:list-level-label-alignment text:label-followed-by="listtab" text:list-tab-stop-position="2.223cm" fo:text-indent="-0.635cm" fo:margin-left="2.223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033cm" fo:text-indent="-0.635cm" fo:margin-left="6.033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843cm" fo:text-indent="-0.635cm" fo:margin-left="9.843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954cm" fo:text-indent="-0.635cm" fo:margin-left="0.954cm"/>
        </style:list-level-properties>
        <style:text-properties style:font-name="Arial Narrow"/>
      </text:list-level-style-bullet>
      <text:list-level-style-bullet text:level="2" text:style-name="WW8Num3z1" style:num-suffix="." text:bullet-char="o">
        <style:list-level-properties text:list-level-position-and-space-mode="label-alignment">
          <style:list-level-label-alignment text:label-followed-by="listtab" text:list-tab-stop-position="2.224cm" fo:text-indent="-0.635cm" fo:margin-left="2.22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494cm" fo:text-indent="-0.635cm" fo:margin-left="3.494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4.764cm" fo:text-indent="-0.635cm" fo:margin-left="4.764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034cm" fo:text-indent="-0.635cm" fo:margin-left="6.034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304cm" fo:text-indent="-0.635cm" fo:margin-left="7.304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574cm" fo:text-indent="-0.635cm" fo:margin-left="8.574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9.844cm" fo:text-indent="-0.635cm" fo:margin-left="9.844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114cm" fo:text-indent="-0.635cm" fo:margin-left="11.11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paragraph" svg:y="0.002cm" draw:z-index="5"><draw:text-box fo:min-height="0.058cm" fo:min-width="0cm"><text:p text:style-name="Footer"><text:span text:style-name="Page_20_Number"><text:span text:style-name="MT1"><text:page-number text:select-page="current">6</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dc:subject/>
    <meta:keyword/>
    <dc:description/>
    <meta:initial-creator>Marco Brusadelli</meta:initial-creator>
    <meta:creation-date>2020-01-22T21:28:00</meta:creation-date>
    <dc:creator>Marco Brusadelli</dc:creator>
    <dc:date>2021-05-30T08:29:00</dc:date>
    <meta:print-date>2021-01-21T16:11:00</meta:print-date>
    <meta:editing-cycles>527</meta:editing-cycles>
    <meta:editing-duration>P7DT17H12M</meta:editing-duration>
    <meta:document-statistic meta:table-count="0" meta:image-count="0" meta:object-count="0" meta:page-count="6" meta:paragraph-count="202" meta:word-count="2154" meta:character-count="12684" meta:non-whitespace-character-count="10665"/>
    <meta:generator>LibreOffice/7.0.4.2$Windows_X86_64 LibreOffice_project/dcf040e67528d9187c66b2379df5ea4407429775</meta:generator>
  </office:meta>
</office:document-meta>
</file>